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1E00000207000003E55119FEE10F64EE56.svm" manifest:media-type=""/>
  <manifest:file-entry manifest:full-path="Pictures/2000001E00000207000003E567B191FDD6141410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OpenSymbol1" svg:font-family="OpenSymbo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cm" table:align="left"/>
    </style:style>
    <style:style style:name="Tableau1.A" style:family="table-column">
      <style:table-column-properties style:column-width="1cm"/>
    </style:style>
    <style:style style:name="Tableau1.A1" style:family="table-cell">
      <style:table-cell-properties fo:background-color="#ffcc00" fo:padding="0.097cm" fo:border-left="1pt solid #000000" fo:border-right="none" fo:border-top="1pt solid #000000" fo:border-bottom="1pt solid #000000">
        <style:background-image/>
      </style:table-cell-properties>
    </style:style>
    <style:style style:name="Tableau1.B1" style:family="table-cell">
      <style:table-cell-properties fo:padding="0.097cm" fo:border="1pt solid #000000"/>
    </style:style>
    <style:style style:name="Tableau1.A2" style:family="table-cell">
      <style:table-cell-properties fo:background-color="#996600" fo:padding="0.097cm" fo:border-left="1pt solid #000000" fo:border-right="none" fo:border-top="none" fo:border-bottom="1pt solid #000000">
        <style:background-image/>
      </style:table-cell-properties>
    </style:style>
    <style:style style:name="Tableau1.B2" style:family="table-cell">
      <style:table-cell-properties fo:background-color="#996600" fo:padding="0.097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48ce07" style:font-weight-asian="bold" style:font-weight-complex="bold"/>
    </style:style>
    <style:style style:name="P4" style:family="paragraph" style:parent-style-name="Standard">
      <style:text-properties fo:font-weight="bold" fo:background-color="transparent" style:font-weight-asian="bold" style:font-weight-complex="bold"/>
    </style:style>
    <style:style style:name="P5" style:family="paragraph" style:parent-style-name="Standard">
      <style:text-properties fo:font-weight="bold" officeooo:paragraph-rsid="0048ce07" fo:background-color="transparent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5.008cm"/>
          <style:tab-stop style:position="10.98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7.969cm"/>
        </style:tab-stops>
      </style:paragraph-properties>
    </style:style>
    <style:style style:name="P8" style:family="paragraph" style:parent-style-name="Standard">
      <style:text-properties officeooo:rsid="00160471" officeooo:paragraph-rsid="00160471"/>
    </style:style>
    <style:style style:name="P9" style:family="paragraph" style:parent-style-name="Standard">
      <style:text-properties fo:font-weight="normal" fo:background-color="transparent" style:font-weight-asian="normal" style:font-weight-complex="normal"/>
    </style:style>
    <style:style style:name="P10" style:family="paragraph" style:parent-style-name="Standard">
      <style:text-properties fo:font-weight="normal" officeooo:rsid="001e1a3f" officeooo:paragraph-rsid="001e1a3f" fo:background-color="transparent" style:font-weight-asian="normal" style:font-weight-complex="normal"/>
    </style:style>
    <style:style style:name="P11" style:family="paragraph" style:parent-style-name="Standard">
      <style:text-properties fo:font-weight="normal" officeooo:rsid="005337d3" officeooo:paragraph-rsid="005337d3" fo:background-color="transparent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5337d3" officeooo:paragraph-rsid="005337d3" fo:background-color="transparent" style:font-weight-asian="normal" style:font-weight-complex="normal"/>
    </style:style>
    <style:style style:name="P13" style:family="paragraph" style:parent-style-name="Standard">
      <style:text-properties fo:font-weight="normal" officeooo:paragraph-rsid="001c3816" fo:background-color="transparent" style:font-weight-asian="normal" style:font-weight-complex="normal"/>
    </style:style>
    <style:style style:name="P14" style:family="paragraph" style:parent-style-name="Standard">
      <style:text-properties fo:font-weight="normal" officeooo:paragraph-rsid="0048ce07" style:font-weight-asian="normal" style:font-weight-complex="normal"/>
    </style:style>
    <style:style style:name="P15" style:family="paragraph" style:parent-style-name="Standard">
      <style:text-properties officeooo:rsid="001e1a3f" officeooo:paragraph-rsid="001e1a3f"/>
    </style:style>
    <style:style style:name="P16" style:family="paragraph" style:parent-style-name="Standard">
      <style:text-properties officeooo:paragraph-rsid="0048ce07"/>
    </style:style>
    <style:style style:name="P17" style:family="paragraph" style:parent-style-name="Standard">
      <style:text-properties officeooo:paragraph-rsid="004fd253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</style:style>
    <style:style style:name="P21" style:family="paragraph" style:parent-style-name="Table_20_Contents">
      <style:text-properties officeooo:paragraph-rsid="0048ce07"/>
    </style:style>
    <style:style style:name="P22" style:family="paragraph" style:parent-style-name="Table_20_Contents">
      <loext:graphic-properties draw:fill="none" draw:fill-color="#ffffff"/>
      <style:paragraph-properties fo:background-color="transparent"/>
      <style:text-properties officeooo:paragraph-rsid="0048ce07"/>
    </style:style>
    <style:style style:name="P23" style:family="paragraph" style:parent-style-name="Standard" style:list-style-name="tfPuce"/>
    <style:style style:name="P24" style:family="paragraph" style:parent-style-name="Standard" style:list-style-name="tfPuce">
      <style:text-properties officeooo:paragraph-rsid="0047a67d"/>
    </style:style>
    <style:style style:name="P25" style:family="paragraph" style:parent-style-name="Standard" style:list-style-name="tfPuce">
      <style:text-properties officeooo:rsid="00160471" officeooo:paragraph-rsid="002b3917"/>
    </style:style>
    <style:style style:name="P26" style:family="paragraph" style:parent-style-name="tfTitre_20_I_29_" style:master-page-name="Right_20_Page">
      <style:paragraph-properties style:page-number="auto"/>
    </style:style>
    <style:style style:name="P27" style:family="paragraph" style:parent-style-name="tfTitre_20_I_29_">
      <style:paragraph-properties fo:break-before="page"/>
    </style:style>
    <style:style style:name="P28" style:family="paragraph" style:parent-style-name="tfTitre_20_I_29_">
      <style:paragraph-properties fo:break-before="page"/>
      <style:text-properties officeooo:paragraph-rsid="0048ce07"/>
    </style:style>
    <style:style style:name="P29" style:family="paragraph" style:parent-style-name="tfTitre_20_Chapitre" style:master-page-name="Right_20_Page">
      <style:paragraph-properties style:page-number="auto"/>
    </style:style>
    <style:style style:name="P30" style:family="paragraph" style:parent-style-name="tfTitre_20_1_29_">
      <style:text-properties officeooo:rsid="00257d7e" officeooo:paragraph-rsid="00257d7e"/>
    </style:style>
    <style:style style:name="P31" style:family="paragraph" style:parent-style-name="tfTitre_20_1_29_">
      <style:text-properties officeooo:paragraph-rsid="0048ce07"/>
    </style:style>
    <style:style style:name="P32" style:family="paragraph" style:parent-style-name="tfTitre_20_1_29_">
      <style:paragraph-properties fo:break-before="page"/>
    </style:style>
    <style:style style:name="P33" style:family="paragraph" style:parent-style-name="tfCours" style:list-style-name="tfPuce"/>
    <style:style style:name="P34" style:family="paragraph">
      <loext:graphic-properties draw:fill="solid" draw:fill-color="#cccccc"/>
      <style:text-properties fo:font-size="18pt" style:font-size-asian="18pt" style:font-size-complex="18pt"/>
    </style:style>
    <style:style style:name="P3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62f7" style:font-weight-asian="normal" style:font-weight-complex="normal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fo:font-weight="normal" officeooo:rsid="003e2b6c" fo:background-color="transparent" loext:char-shading-value="0" style:font-weight-asian="normal" style:font-weight-complex="normal"/>
    </style:style>
    <style:style style:name="T6" style:family="text">
      <style:text-properties style:font-name="OpenSymbol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0cf7" style:font-weight-asian="bold" style:font-weight-complex="bold"/>
    </style:style>
    <style:style style:name="T9" style:family="text">
      <style:text-properties officeooo:rsid="00160471"/>
    </style:style>
    <style:style style:name="T10" style:family="text">
      <style:text-properties officeooo:rsid="0016748d"/>
    </style:style>
    <style:style style:name="T11" style:family="text">
      <style:text-properties officeooo:rsid="001a3f6e"/>
    </style:style>
    <style:style style:name="T12" style:family="text">
      <style:text-properties officeooo:rsid="001f62f7"/>
    </style:style>
    <style:style style:name="T13" style:family="text">
      <style:text-properties style:font-name="Times New Roman" fo:font-style="normal" officeooo:rsid="00295372"/>
    </style:style>
    <style:style style:name="T14" style:family="text">
      <style:text-properties style:font-name="Times New Roman" fo:font-style="normal" officeooo:rsid="0047a67d"/>
    </style:style>
    <style:style style:name="T15" style:family="text">
      <style:text-properties officeooo:rsid="00216aef"/>
    </style:style>
    <style:style style:name="T16" style:family="text">
      <style:text-properties officeooo:rsid="00295372"/>
    </style:style>
    <style:style style:name="T17" style:family="text">
      <style:text-properties officeooo:rsid="002b3917"/>
    </style:style>
    <style:style style:name="T18" style:family="text">
      <style:text-properties fo:color="#111111"/>
    </style:style>
    <style:style style:name="T19" style:family="text">
      <style:text-properties fo:color="#111111" officeooo:rsid="003e2b6c"/>
    </style:style>
    <style:style style:name="T20" style:family="text">
      <style:text-properties fo:color="#111111" officeooo:rsid="0016748d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49a780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fo:padding="0cm" fo:border="none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vertical-pos="from-top" style:vertical-rel="paragraph" style:horizontal-pos="from-left" style:horizontal-rel="paragraph" fo:padding="0cm" fo:border="none" draw:ole-draw-aspect="1"/>
    </style:style>
    <style:style style:name="gr1" style:family="graphic">
      <style:graphic-properties draw:stroke="none" svg:stroke-color="#000000" draw:fill="solid" draw:fill-color="#cccccc" fo:min-height="9.052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5.371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6cm" svg:stroke-color="#000000" draw:marker-start="" draw:marker-start-width="0.39cm" draw:marker-start-center="false" draw:marker-end="" draw:marker-end-width="0.39cm" draw:marker-end-center="false" svg:stroke-opacity="90%" draw:fill="solid" draw:fill-color="#99ccff" draw:textarea-horizontal-align="center" draw:textarea-vertical-align="middle" fo:padding-top="0.155cm" fo:padding-bottom="0.155cm" fo:padding-left="0.28cm" fo:padding-right="0.28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color="#000000" draw:fill="solid" draw:fill-color="#cccccc" fo:min-height="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righ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cccccc" fo:min-height="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25cm" svg:stroke-color="#000000" draw:marker-start="" draw:marker-start-width="0.199cm" draw:marker-start-center="false" draw:marker-end="Arrow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6cm" svg:stroke-color="#000000" draw:marker-start="" draw:marker-start-width="0.302cm" draw:marker-start-center="false" draw:marker-end="" draw:marker-end-width="0.302cm" draw:marker-end-center="false" draw:fill="solid" draw:fill-color="#729fcf" draw:textarea-horizontal-align="center" draw:textarea-vertical-align="middle" fo:padding-top="0.155cm" fo:padding-bottom="0.155cm" fo:padding-left="0.28cm" fo:padding-right="0.28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2cm" fo:min-width="0.2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5cm" svg:stroke-color="#000000" draw:marker-start="Arrow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Fractions</text:p>
      <text:p text:style-name="Standard"/>
      <text:p text:style-name="P18"/>
      <text:list xml:id="list2279334590" text:style-name="tfNum_20_I_29_">
        <text:list-item>
          <text:p text:style-name="tfTitre_20_I_29_">Introduction</text:p>
        </text:list-item>
      </text:list>
      <text:p text:style-name="P20"/>
      <text:list xml:id="list1261928823" text:style-name="tfNum_20_1_29_">
        <text:list-item>
          <text:p text:style-name="tfTitre_20_1_29_">Définition</text:p>
        </text:list-item>
      </text:list>
      <text:p text:style-name="tfCours">On appelle « fraction » tout quotient <text:span text:style-name="T12">d’</text:span><text:span text:style-name="T1">entiers</text:span> écrit sous forme fractionnaire et dont le dénominateur est non nul.</text:p>
      <text:p text:style-name="Standard"/>
      <text:p text:style-name="P2">Ex<text:span text:style-name="T12"> :</text:span><text:span text:style-name="T2"> Les quotients ci-dessous sont-ils des fractions</text:span><text:span text:style-name="T3"> ?</text:span></text:p>
      <text:p text:style-name="P6"><draw:frame draw:style-name="fr1" draw:name="Objet3" text:anchor-type="as-char" svg:y="-0.93cm" svg:width="0.653cm" svg:height="1.499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 <text:span text:style-name="tfMasqué">Oui</text:span><text:tab/><draw:frame draw:style-name="fr1" draw:name="Objet4" text:anchor-type="as-char" svg:y="-0.93cm" svg:width="1.139cm" svg:height="1.499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 <text:span text:style-name="tfMasqué">Non</text:span><text:tab/><draw:frame draw:style-name="fr1" draw:name="Objet7" text:anchor-type="as-char" svg:y="-0.93cm" svg:width="0.669cm" svg:height="1.49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 <text:span text:style-name="tfMasqué">Non (n’est pas calculable)</text:span></text:p>
      <text:p text:style-name="Standard"/>
      <text:p text:style-name="P19"/>
      <text:list xml:id="list144226250576359" text:continue-numbering="true" text:style-name="tfNum_20_1_29_">
        <text:list-item>
          <text:p text:style-name="P30">Intérêt des fractions</text:p>
        </text:list-item>
      </text:list>
      <text:list xml:id="list652641112" text:style-name="tfPuce">
        <text:list-item>
          <text:p text:style-name="P23"><text:span text:style-name="T12">L’</text:span>écriture décimale <text:span text:style-name="T12">d’</text:span>un quotient <text:span text:style-name="T12">n’</text:span>est pas toujours exacte.<text:line-break/>Ex<text:span text:style-name="T12"> :</text:span> 20 : 60 <text:span text:style-name="T6">≈</text:span> <text:span text:style-name="tfMasqué">0,33333</text:span> <text:s text:c="2"/>en revanche <text:s text:c="2"/>20 : 60 = <draw:frame draw:style-name="fr1" draw:name="Objet2" text:anchor-type="as-char" svg:y="-0.93cm" svg:width="0.653cm" svg:height="1.49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/text:list-item>
        <text:list-item>
          <text:p text:style-name="P23">Avec un peu d'habitude, il est plus facile de faire des calculs avec des fractions qu'avec des décimaux.<text:line-break/>Ex<text:span text:style-name="T12"> :</text:span> <draw:frame draw:style-name="fr1" draw:name="Objet5" text:anchor-type="as-char" svg:y="-0.93cm" svg:width="2.981cm" svg:height="1.499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 <text:s/>alors que <text:s/>0,25 <text:span text:style-name="T6">×</text:span> 0,25 = <text:span text:style-name="T18">??</text:span></text:p>
        </text:list-item>
        <text:list-item>
          <text:p text:style-name="P24">Les fractions sont commodes pour désigner une partie <text:span text:style-name="T12">d’</text:span>un tout (Ex : les trois quarts du gâteau), mais ne s’y limitent pas (Ex<text:span text:style-name="T12"> :</text:span> les neuf quarts du gâteau ?!).</text:p>
        </text:list-item>
        <text:list-item>
          <text:p text:style-name="P24"><text:span text:style-name="T22">Pour toutes ces raisons</text:span>, nous <text:span text:style-name="T16">allons progressivement </text:span><text:span text:style-name="T13">pr</text:span><text:span text:style-name="T14">endre l’habitude</text:span><text:span text:style-name="T13"> </text:span><text:span text:style-name="T14">d’</text:span><text:span text:style-name="T13">écrire toutes les divisions sous forme fractionnaire et tous les nombres décimaux sous forme de fractions !</text:span></text:p>
        </text:list-item>
      </text:list>
      <text:p text:style-name="Standard"><draw:frame text:anchor-type="paragraph" draw:z-index="12" draw:style-name="gr2" draw:text-style-name="P34" svg:width="3.957cm" svg:height="5.372cm" svg:x="15.042cm" svg:y="0.591cm"><draw:text-box><text:p><text:span text:style-name="T23">p62: 2, 4</text:span></text:p><text:p><text:span text:style-name="T23">p68: 48, 55</text:span></text:p><text:p><text:span text:style-name="T23">p69: 56</text:span></text:p><text:p><text:span text:style-name="T23"/></text:p><text:p><text:span text:style-name="T23">pb concrets :</text:span></text:p><text:p><text:span text:style-name="T23">p63: 11</text:span></text:p><text:p><text:span text:style-name="T23">p70: 79</text:span></text:p></draw:text-box></draw:frame></text:p>
      <text:p text:style-name="Standard"/>
      <text:list xml:id="list144225162667784" text:continue-list="list2279334590" text:style-name="tfNum_20_I_29_">
        <text:list-item>
          <text:p text:style-name="P26">Simplifier une fraction</text:p>
        </text:list-item>
      </text:list>
      <text:p text:style-name="Standard"/>
      <text:list xml:id="list144224927764723" text:continue-list="list144226250576359" text:style-name="tfNum_20_1_29_">
        <text:list-item text:start-value="1">
          <text:p text:style-name="tfTitre_20_1_29_">Propriété</text:p>
        </text:list-item>
      </text:list>
      <text:p text:style-name="tfCours">La valeur d’une fraction ne change pas lorsque l’on multiplie (ou divise) son numérateur <text:span text:style-name="T1">et</text:span> son dénominateur par un <text:span text:style-name="T1">même</text:span> nombre <text:span text:style-name="T1">non nul</text:span>.</text:p>
      <text:p text:style-name="Standard"/>
      <text:p text:style-name="P7"><text:span text:style-name="T7">Ex : </text:span><text:span text:style-name="T7"><draw:frame draw:style-name="fr1" draw:name="Objet8" text:anchor-type="as-char" svg:y="-0.93cm" svg:width="3.56cm" svg:height="1.499cm" draw:z-index="33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7"><text:tab/></text:span><text:span text:style-name="T7"><draw:g text:anchor-type="as-char" svg:y="-2.191cm" draw:z-index="21" draw:style-name="gr3"><draw:line draw:style-name="gr4" draw:text-style-name="P35" svg:x1="0cm" svg:y1="1.177cm" svg:x2="6.516cm" svg:y2="1.177cm"><text:p/></draw:line><draw:line draw:style-name="gr4" draw:text-style-name="P35" svg:x1="3.258cm" svg:y1="1.071cm" svg:x2="3.258cm" svg:y2="1.268cm"><text:p/></draw:line><draw:line draw:style-name="gr4" draw:text-style-name="P35" svg:x1="4.884cm" svg:y1="1.074cm" svg:x2="4.884cm" svg:y2="1.271cm"><text:p/></draw:line><draw:line draw:style-name="gr4" draw:text-style-name="P35" svg:x1="1.631cm" svg:y1="1.074cm" svg:x2="1.631cm" svg:y2="1.271cm"><text:p/></draw:line><draw:line draw:style-name="gr4" draw:text-style-name="P35" svg:x1="6.511cm" svg:y1="1.074cm" svg:x2="6.511cm" svg:y2="1.271cm"><text:p/></draw:line><draw:line draw:style-name="gr4" draw:text-style-name="P35" svg:x1="0.004cm" svg:y1="1.074cm" svg:x2="0.004cm" svg:y2="1.271cm"><text:p/></draw:line><draw:line draw:style-name="gr5" draw:text-style-name="P35" svg:x1="0cm" svg:y1="1.177cm" svg:x2="3.26cm" svg:y2="1.177cm"><text:p/></draw:line><draw:frame draw:style-name="gr6" draw:text-style-name="P36" svg:width="0.525cm" svg:height="1.027cm" svg:x="1.378cm" svg:y="0cm"><draw:image xlink:href="Pictures/2000001E00000207000003E55119FEE10F64EE56.svm" xlink:type="simple" xlink:show="embed" xlink:actuate="onLoad"><text:p/></draw:image></draw:frame><draw:line draw:style-name="gr4" draw:text-style-name="P35" svg:x1="0cm" svg:y1="3.043cm" svg:x2="6.516cm" svg:y2="3.043cm"><text:p/></draw:line><draw:line draw:style-name="gr4" draw:text-style-name="P35" svg:x1="3.258cm" svg:y1="2.939cm" svg:x2="3.258cm" svg:y2="3.136cm"><text:p/></draw:line><draw:line draw:style-name="gr4" draw:text-style-name="P35" svg:x1="4.884cm" svg:y1="2.939cm" svg:x2="4.884cm" svg:y2="3.136cm"><text:p/></draw:line><draw:line draw:style-name="gr4" draw:text-style-name="P35" svg:x1="1.631cm" svg:y1="2.939cm" svg:x2="1.631cm" svg:y2="3.136cm"><text:p/></draw:line><draw:line draw:style-name="gr4" draw:text-style-name="P35" svg:x1="5.698cm" svg:y1="2.939cm" svg:x2="5.698cm" svg:y2="3.136cm"><text:p/></draw:line><draw:line draw:style-name="gr4" draw:text-style-name="P35" svg:x1="0.817cm" svg:y1="2.939cm" svg:x2="0.817cm" svg:y2="3.136cm"><text:p/></draw:line><draw:line draw:style-name="gr4" draw:text-style-name="P35" svg:x1="6.511cm" svg:y1="2.939cm" svg:x2="6.511cm" svg:y2="3.136cm"><text:p/></draw:line><draw:line draw:style-name="gr4" draw:text-style-name="P35" svg:x1="0.004cm" svg:y1="2.939cm" svg:x2="0.004cm" svg:y2="3.136cm"><text:p/></draw:line><draw:line draw:style-name="gr4" draw:text-style-name="P35" svg:x1="4.071cm" svg:y1="2.939cm" svg:x2="4.071cm" svg:y2="3.136cm"><text:p/></draw:line><draw:line draw:style-name="gr4" draw:text-style-name="P35" svg:x1="2.444cm" svg:y1="2.939cm" svg:x2="2.444cm" svg:y2="3.136cm"><text:p/></draw:line><draw:line draw:style-name="gr5" draw:text-style-name="P35" svg:x1="0cm" svg:y1="3.043cm" svg:x2="3.26cm" svg:y2="3.043cm"><text:p/></draw:line><draw:frame draw:style-name="gr6" draw:text-style-name="P36" svg:width="0.512cm" svg:height="0.964cm" svg:x="1.39cm" svg:y="1.933cm"><draw:image xlink:href="Pictures/2000001E00000207000003E567B191FDD6141410.svm" xlink:type="simple" xlink:show="embed" xlink:actuate="onLoad"><text:p/></draw:image></draw:frame></draw:g></text:span></text:p>
      <text:p text:style-name="Standard"/>
      <text:p text:style-name="Standard"/>
      <text:list xml:id="list144226316057209" text:continue-numbering="true" text:style-name="tfNum_20_1_29_">
        <text:list-item>
          <text:p text:style-name="tfTitre_20_1_29_">Définition</text:p>
        </text:list-item>
      </text:list>
      <text:p text:style-name="tfCours">Simplifier une fraction, c’est la transformer en une fraction égale mais dont le numérateur et le dénominateur sont les plus petits possibles.</text:p>
      <text:p text:style-name="tfCours">Cette nouvelle fraction est dite <text:span text:style-name="T1">irréductible</text:span>.</text:p>
      <text:p text:style-name="P1"/>
      <text:p text:style-name="Standard">Ex 1 : Simplifier <draw:frame draw:style-name="fr1" draw:name="Objet11" text:anchor-type="as-char" svg:y="-0.93cm" svg:width="0.99cm" svg:height="1.499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Standard"><draw:frame text:anchor-type="paragraph" draw:z-index="11" draw:style-name="gr1" draw:text-style-name="P34" svg:width="5.148cm" svg:height="9.053cm" svg:x="13.852cm" svg:y="-0.101cm"><draw:text-box><text:p><text:span text:style-name="T23">par oral</text:span></text:p><text:p><text:span text:style-name="T23">p64: 18</text:span></text:p><text:p><text:span text:style-name="T23">p66: 31</text:span></text:p><text:p><text:span text:style-name="T23">p69: 60</text:span></text:p><text:p><text:span text:style-name="T23"/></text:p><text:p><text:span text:style-name="T23">p64: 19, 20, 21</text:span></text:p><text:p><text:span text:style-name="T23">p69: 57, 62, 63, 64</text:span></text:p><text:p><text:span text:style-name="T23"/></text:p><text:p><text:span text:style-name="T23">pb concrets</text:span></text:p><text:p><text:span text:style-name="T23">p63: 10</text:span></text:p><text:p><text:span text:style-name="T23">p65: 22, 23, 24</text:span></text:p><text:p><text:span text:style-name="T23">p71: 85 (scratch)</text:span></text:p></draw:text-box></draw:frame><draw:frame draw:style-name="fr1" draw:name="Objet12" text:anchor-type="as-char" svg:y="-0.93cm" svg:width="7.306cm" svg:height="1.499cm" draw:z-index="6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Standard"/>
      <text:p text:style-name="Standard"><text:span text:style-name="T7">Ex 2 :</text:span> Simplifier <draw:frame draw:style-name="fr1" draw:name="Objet42" text:anchor-type="as-char" svg:y="-0.93cm" svg:width="0.99cm" svg:height="1.499cm" draw:z-index="7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Standard"><draw:frame draw:style-name="fr1" draw:name="Objet43" text:anchor-type="as-char" svg:y="-0.93cm" svg:width="8.154cm" svg:height="1.499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Standard"/>
      <text:p text:style-name="Standard"><text:span text:style-name="T7">Ex 3 :</text:span> Transformer <draw:frame draw:style-name="fr1" draw:name="Objet9" text:anchor-type="as-char" svg:y="-0.93cm" svg:width="1.136cm" svg:height="1.499cm" draw:z-index="9"><draw:object xlink:href="./Object 11" xlink:type="simple" xlink:show="embed" xlink:actuate="onLoad"/><draw:image xlink:href="./ObjectReplacements/Object 11" xlink:type="simple" xlink:show="embed" xlink:actuate="onLoad"/><svg:desc>formule</svg:desc></draw:frame> en fraction</text:p>
      <text:p text:style-name="Standard"><draw:frame draw:style-name="fr1" draw:name="Objet10" text:anchor-type="as-char" svg:y="-0.93cm" svg:width="7.9cm" svg:height="1.499cm" draw:z-index="10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Standard"/>
      <text:p text:style-name="Standard"/>
      <text:p text:style-name="Standard">Attention : dans un exercice, si le résultat attendu est une fraction, vous devez toujours la simplifier.</text:p>
      <text:p text:style-name="P8"/>
      <text:list xml:id="list144226124724329" text:continue-numbering="true" text:style-name="tfNum_20_1_29_">
        <text:list-item>
          <text:p text:style-name="P32">Critères de divisibilité</text:p>
        </text:list-item>
      </text:list>
      <text:p text:style-name="tfCours">Un nombre est divisible :</text:p>
      <text:list xml:id="list144226086835118" text:continue-list="list652641112" text:style-name="tfPuce">
        <text:list-item>
          <text:p text:style-name="P33"><text:span text:style-name="T17">par </text:span>2 s’<text:span text:style-name="T10">il est pair</text:span>.</text:p>
        </text:list-item>
        <text:list-item>
          <text:p text:style-name="P33"><text:span text:style-name="T17">par </text:span>3 si la somme de ses chiffres est divisible par 3.</text:p>
        </text:list-item>
        <text:list-item>
          <text:p text:style-name="P33"><text:span text:style-name="T17">par </text:span>4 si le nbre formé par ses deux derniers chiffres est divisible par 4.</text:p>
        </text:list-item>
        <text:list-item>
          <text:p text:style-name="P33"><text:span text:style-name="T17">par </text:span>5 si son dernier chiffre est 0 ou 5.</text:p>
        </text:list-item>
        <text:list-item>
          <text:p text:style-name="P33"><text:span text:style-name="T17">par </text:span>6 s’il est divisible à la fois par 2 <text:span text:style-name="T7">e</text:span><text:span text:style-name="T8">t</text:span> par 3.</text:p>
        </text:list-item>
        <text:list-item>
          <text:p text:style-name="P33"><text:span text:style-name="T17">par </text:span>9 si la somme de ses chiffres est divisible par 9.</text:p>
        </text:list-item>
        <text:list-item>
          <text:p text:style-name="P33"><text:span text:style-name="T17">par </text:span>10 si son dernier chiffre est 0.</text:p>
        </text:list-item>
      </text:list>
      <text:p text:style-name="P8"/>
      <text:p text:style-name="P8"/>
      <text:p text:style-name="P8"><text:span text:style-name="T7">Ex :</text:span><text:tab/>180 est divisible :</text:p>
      <text:list xml:id="list144224982703953" text:continue-numbering="true" text:style-name="tfPuce">
        <text:list-item>
          <text:p text:style-name="P25"><text:span text:style-name="T17">par </text:span>2 puisqu’<text:span text:style-name="T10">il est </text:span><text:span text:style-name="T20">pair</text:span><text:span text:style-name="T18">.</text:span></text:p>
        </text:list-item>
        <text:list-item>
          <text:p text:style-name="P25"><text:span text:style-name="T17">par </text:span>3 puisque la somme de ses chiffres est <text:span text:style-name="T20">9</text:span> <text:span text:style-name="T11">qui </text:span>est divisible par <text:span text:style-name="T18">3.</text:span></text:p>
        </text:list-item>
        <text:list-item>
          <text:p text:style-name="P25"><text:span text:style-name="T17">par </text:span>4 puisque <text:span text:style-name="T18">80</text:span> est divisible par <text:span text:style-name="T18">4.</text:span></text:p>
        </text:list-item>
        <text:list-item>
          <text:p text:style-name="P25"><text:span text:style-name="T17">par </text:span>5 puisque son dernier chiffre est <text:span text:style-name="T18">0.</text:span></text:p>
        </text:list-item>
        <text:list-item>
          <text:p text:style-name="P25"><text:span text:style-name="T17">par </text:span>6 puisqu’il est divisible à la fois par <text:span text:style-name="T18">2</text:span> <text:span text:style-name="T10">et</text:span> par <text:span text:style-name="T18">3.</text:span></text:p>
        </text:list-item>
        <text:list-item>
          <text:p text:style-name="P25"><text:span text:style-name="T17">par </text:span>9 puisque la somme de ses chiffres est <text:span text:style-name="T20">9</text:span><text:span text:style-name="T10"> qui</text:span> est divisible par <text:span text:style-name="T18">9.</text:span></text:p>
        </text:list-item>
        <text:list-item>
          <text:p text:style-name="P25"><text:span text:style-name="T17">par </text:span>10 puisque son dernier chiffre est <text:span text:style-name="T18">0.</text:span></text:p>
        </text:list-item>
      </text:list>
      <text:p text:style-name="P8"/>
      <text:list xml:id="list144224917195393" text:continue-list="list144225162667784" text:style-name="tfNum_20_I_29_">
        <text:list-item>
          <text:p text:style-name="P27">Comparer des fractions</text:p>
        </text:list-item>
      </text:list>
      <text:p text:style-name="Standard"/>
      <text:list xml:id="list144224627330063" text:continue-list="list144226124724329" text:style-name="tfNum_20_1_29_">
        <text:list-item text:start-value="1">
          <text:p text:style-name="tfTitre_20_1_29_">Cas où elles ont le même dénominateur</text:p>
        </text:list-item>
      </text:list>
      <text:p text:style-name="P4">Propriété :</text:p>
      <text:p text:style-name="tfCours">Si des fractions ont le même dénominateur, elles sont rangées dans le même ordre que leurs numérateurs.</text:p>
      <text:p text:style-name="Standard"/>
      <text:p text:style-name="Standard"><text:span text:style-name="T7">Ex :</text:span> Ranger du plus petit au plus grand <text:s/><draw:frame draw:style-name="fr1" draw:name="Objet44" text:anchor-type="as-char" svg:y="-0.93cm" svg:width="4.193cm" svg:height="1.499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Standard"><draw:frame draw:style-name="fr1" draw:name="Objet45" text:anchor-type="as-char" svg:y="-0.93cm" svg:width="4.874cm" svg:height="1.499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Standard"/>
      <text:p text:style-name="Standard"/>
      <text:list xml:id="list144226444139167" text:continue-numbering="true" text:style-name="tfNum_20_1_29_">
        <text:list-item>
          <text:p text:style-name="tfTitre_20_1_29_">Cas où elles n’ont pas le même dénominateur</text:p>
        </text:list-item>
      </text:list>
      <text:p text:style-name="Standard">On les met alors « au même dénominateur » pour se ramener au cas précédent !</text:p>
      <text:p text:style-name="Standard"/>
      <text:p text:style-name="Standard"><text:span text:style-name="T7">Ex :</text:span> Ranger du plus petit au plus grand <text:s/><draw:frame draw:style-name="fr1" draw:name="Objet46" text:anchor-type="as-char" svg:y="-0.93cm" svg:width="3.56cm" svg:height="1.499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Standard"><draw:frame draw:style-name="fr1" draw:name="Objet47" text:anchor-type="as-char" svg:y="-0.93cm" svg:width="4.443cm" svg:height="1.499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Standard"><draw:frame draw:style-name="fr1" draw:name="Objet48" text:anchor-type="as-char" svg:y="-0.93cm" svg:width="3.826cm" svg:height="1.499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Standard"><draw:frame draw:style-name="fr1" draw:name="Objet49" text:anchor-type="as-char" svg:y="-0.93cm" svg:width="3.819cm" svg:height="1.499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Standard"><text:span text:style-name="tfMasqué">or <text:s text:c="3"/></text:span><draw:frame draw:style-name="fr2" draw:name="Objet1" text:anchor-type="as-char" svg:y="-0.93cm" svg:width="4.882cm" svg:height="1.499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Standard"><text:span text:style-name="tfMasqué">donc </text:span><draw:frame draw:style-name="fr2" draw:name="Objet6" text:anchor-type="as-char" svg:y="-0.93cm" svg:width="4.246cm" svg:height="1.499cm" draw:z-index="20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Standard"/>
      <text:list xml:id="list144224987813451" text:continue-list="list144224917195393" text:style-name="tfNum_20_I_29_">
        <text:list-item>
          <text:p text:style-name="P28">Additionner, soustraire des fractions</text:p>
        </text:list-item>
      </text:list>
      <text:p text:style-name="P16"/>
      <text:list xml:id="list144226120113492" text:continue-list="list144226444139167" text:style-name="tfNum_20_1_29_">
        <text:list-item text:start-value="1">
          <text:p text:style-name="P31">Exemple</text:p>
        </text:list-item>
      </text:list>
      <text:p text:style-name="P16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2"/>
          </table:table-cell>
          <table:table-cell table:style-name="Tableau1.B1" office:value-type="string">
            <text:p text:style-name="P21"><draw:frame draw:style-name="fr3" draw:name="Objet26" text:anchor-type="paragraph" svg:x="2.769cm" svg:y="0.148cm" svg:width="2.679cm" svg:height="1.499cm" draw:z-index="25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P21"/>
          </table:table-cell>
          <table:table-cell table:style-name="Tableau1.B2" office:value-type="string">
            <text:p text:style-name="P21"/>
          </table:table-cell>
        </table:table-row>
      </table:table>
      <text:p text:style-name="Standard"/>
      <text:p text:style-name="Standard"/>
      <text:list xml:id="list144224776637028" text:continue-numbering="true" text:style-name="tfNum_20_1_29_">
        <text:list-item>
          <text:p text:style-name="P31">Cas où elles ont le même dénominateur</text:p>
        </text:list-item>
      </text:list>
      <text:p text:style-name="P5">Propriété :</text:p>
      <text:p text:style-name="tfCours">Pour additionner ou soustraire des fractions qui ont le même dénominateur, on garde ce dénominateur commun et on ajoute ou on retranche les numérateurs.</text:p>
      <text:p text:style-name="P16"/>
      <text:p text:style-name="P16"><text:span text:style-name="T7">Ex :</text:span> <draw:frame draw:style-name="fr1" draw:name="Objet24" text:anchor-type="as-char" svg:y="-0.93cm" svg:width="6.733cm" svg:height="1.499cm" draw:z-index="28"><draw:object xlink:href="./Object 31" xlink:type="simple" xlink:show="embed" xlink:actuate="onLoad"/><draw:image xlink:href="./ObjectReplacements/Object 31" xlink:type="simple" xlink:show="embed" xlink:actuate="onLoad"/><svg:desc>formule</svg:desc></draw:frame></text:p>
      <text:p text:style-name="Standard"/>
      <text:p text:style-name="Standard"/>
      <text:list xml:id="list144225202677375" text:continue-numbering="true" text:style-name="tfNum_20_1_29_">
        <text:list-item>
          <text:p text:style-name="P31">Cas où elles n'ont pas le même dénominateur</text:p>
        </text:list-item>
      </text:list>
      <text:p text:style-name="P16">On les met alors « au même dénominateur » pour se ramener au cas précédent !</text:p>
      <text:p text:style-name="P16"/>
      <text:p text:style-name="P14"><text:span text:style-name="T7">Ex :</text:span> <draw:frame draw:style-name="fr1" draw:name="Objet25" text:anchor-type="as-char" svg:y="-0.93cm" svg:width="4.715cm" svg:height="1.499cm" draw:z-index="29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14"/>
      <text:p text:style-name="P14"/>
      <text:list xml:id="list144226318092592" text:continue-numbering="true" text:style-name="tfNum_20_1_29_">
        <text:list-item>
          <text:p text:style-name="P31">Méthode à suivre dans les exercices</text:p>
        </text:list-item>
      </text:list>
      <text:p text:style-name="P16"><text:span text:style-name="T21">Essayer de simplifier les fractions </text:span>avant<text:span text:style-name="T21"> de les mettre au même <text:s/>dénominateur.</text:span></text:p>
      <text:p text:style-name="P16"/>
      <text:p text:style-name="P3">Ex :</text:p>
      <text:p text:style-name="P17"><draw:frame draw:style-name="fr2" draw:name="Objet29" text:anchor-type="as-char" svg:y="-0.93cm" svg:width="12.97cm" svg:height="1.499cm" draw:z-index="30"><draw:object xlink:href="./Object 33" xlink:type="simple" xlink:show="embed" xlink:actuate="onLoad"/><draw:image xlink:href="./ObjectReplacements/Object 33" xlink:type="simple" xlink:show="embed" xlink:actuate="onLoad"/><svg:desc>formule</svg:desc></draw:frame></text:p>
      <text:list xml:id="list144225976393712" text:continue-list="list144224987813451" text:style-name="tfNum_20_I_29_">
        <text:list-item>
          <text:p text:style-name="P27">Fraction d’une <text:span text:style-name="T9">quantité</text:span></text:p>
        </text:list-item>
      </text:list>
      <text:p text:style-name="P9"/>
      <text:list xml:id="list144224994543950" text:continue-list="list144226318092592" text:style-name="tfNum_20_1_29_">
        <text:list-item text:start-value="1">
          <text:p text:style-name="tfTitre_20_1_29_">Intuitivement</text:p>
        </text:list-item>
      </text:list>
      <text:p text:style-name="P11">Calculons le triple de 2/5 :</text:p>
      <text:p text:style-name="P11"><draw:frame draw:style-name="fr2" draw:name="Objet17" text:anchor-type="as-char" svg:y="-0.93cm" svg:width="8.701cm" svg:height="1.496cm" draw:z-index="34"><draw:object xlink:href="./Object 24" xlink:type="simple" xlink:show="embed" xlink:actuate="onLoad"/><draw:image xlink:href="./ObjectReplacements/Object 24" xlink:type="simple" xlink:show="embed" xlink:actuate="onLoad"/></draw:frame> <text:s text:c="5"/><draw:frame draw:style-name="fr2" draw:name="Objet19" text:anchor-type="as-char" svg:y="-1.005cm" svg:width="3.175cm" svg:height="1.67cm" draw:z-index="35"><draw:object xlink:href="./Object 26" xlink:type="simple" xlink:show="embed" xlink:actuate="onLoad"/><draw:image xlink:href="./ObjectReplacements/Object 26" xlink:type="simple" xlink:show="embed" xlink:actuate="onLoad"/></draw:frame></text:p>
      <text:p text:style-name="P12"><draw:g text:anchor-type="as-char" draw:z-index="27" draw:name="Forme1" draw:style-name="gr9"><draw:line draw:style-name="gr14" draw:text-style-name="P37" svg:x1="6.89cm" svg:y1="0.791cm" svg:x2="-0.001cm" svg:y2="0.791cm"><text:p/></draw:line><draw:frame draw:style-name="gr13" draw:text-style-name="P39" svg:width="0.251cm" svg:height="0.572cm" svg:x="0.062cm" svg:y="0cm"><draw:text-box><text:p text:style-name="P38"><text:span text:style-name="T24">0</text:span></text:p></draw:text-box></draw:frame><draw:line draw:style-name="gr11" draw:text-style-name="P37" svg:x1="0.188cm" svg:y1="0.641cm" svg:x2="0.188cm" svg:y2="0.941cm"><text:p/></draw:line><draw:line draw:style-name="gr12" draw:text-style-name="P37" svg:x1="1.188cm" svg:y1="0.641cm" svg:x2="1.188cm" svg:y2="0.941cm"><text:p/></draw:line><draw:line draw:style-name="gr12" draw:text-style-name="P37" svg:x1="2.188cm" svg:y1="0.641cm" svg:x2="2.188cm" svg:y2="0.941cm"><text:p/></draw:line><draw:line draw:style-name="gr12" draw:text-style-name="P37" svg:x1="3.188cm" svg:y1="0.641cm" svg:x2="3.188cm" svg:y2="0.941cm"><text:p/></draw:line><draw:line draw:style-name="gr12" draw:text-style-name="P37" svg:x1="4.188cm" svg:y1="0.641cm" svg:x2="4.188cm" svg:y2="0.941cm"><text:p/></draw:line><draw:line draw:style-name="gr11" draw:text-style-name="P37" svg:x1="5.188cm" svg:y1="0.641cm" svg:x2="5.188cm" svg:y2="0.941cm"><text:p/></draw:line><draw:line draw:style-name="gr12" draw:text-style-name="P37" svg:x1="6.188cm" svg:y1="0.641cm" svg:x2="6.188cm" svg:y2="0.941cm"><text:p/></draw:line><draw:frame draw:style-name="gr13" draw:text-style-name="P39" svg:width="0.251cm" svg:height="0.572cm" svg:x="5.062cm" svg:y="0cm"><draw:text-box><text:p text:style-name="P38"><text:span text:style-name="T24">1</text:span></text:p></draw:text-box></draw:frame></draw:g></text:p>
      <text:p text:style-name="P11"/>
      <text:p text:style-name="P11">Calculons les trois quarts de 2 :</text:p>
      <text:p text:style-name="P11"><draw:frame draw:style-name="fr2" draw:name="Objet20" text:anchor-type="as-char" svg:y="-0.93cm" svg:width="8.902cm" svg:height="1.496cm" draw:z-index="36"><draw:object xlink:href="./Object 27" xlink:type="simple" xlink:show="embed" xlink:actuate="onLoad"/><draw:image xlink:href="./ObjectReplacements/Object 27" xlink:type="simple" xlink:show="embed" xlink:actuate="onLoad"/></draw:frame> <text:s text:c="5"/><draw:frame draw:style-name="fr2" draw:name="Objet21" text:anchor-type="as-char" svg:y="-1.005cm" svg:width="4.182cm" svg:height="1.67cm" draw:z-index="37"><draw:object xlink:href="./Object 29" xlink:type="simple" xlink:show="embed" xlink:actuate="onLoad"/><draw:image xlink:href="./ObjectReplacements/Object 29" xlink:type="simple" xlink:show="embed" xlink:actuate="onLoad"/></draw:frame></text:p>
      <text:p text:style-name="P12"><draw:g text:anchor-type="as-char" draw:z-index="26" draw:name="Forme2" draw:style-name="gr9"><draw:line draw:style-name="gr10" draw:text-style-name="P37" svg:x1="0.123cm" svg:y1="0.706cm" svg:x2="9.128cm" svg:y2="0.706cm"><text:p/></draw:line><draw:line draw:style-name="gr11" draw:text-style-name="P37" svg:x1="0.123cm" svg:y1="0.556cm" svg:x2="0.123cm" svg:y2="0.856cm"><text:p/></draw:line><draw:line draw:style-name="gr12" draw:text-style-name="P37" svg:x1="1.123cm" svg:y1="0.556cm" svg:x2="1.123cm" svg:y2="0.856cm"><text:p/></draw:line><draw:line draw:style-name="gr11" draw:text-style-name="P37" svg:x1="2.123cm" svg:y1="0.556cm" svg:x2="2.123cm" svg:y2="0.856cm"><text:p/></draw:line><draw:line draw:style-name="gr12" draw:text-style-name="P37" svg:x1="3.123cm" svg:y1="0.556cm" svg:x2="3.123cm" svg:y2="0.856cm"><text:p/></draw:line><draw:line draw:style-name="gr11" draw:text-style-name="P37" svg:x1="4.123cm" svg:y1="0.556cm" svg:x2="4.123cm" svg:y2="0.856cm"><text:p/></draw:line><draw:line draw:style-name="gr12" draw:text-style-name="P37" svg:x1="5.123cm" svg:y1="0.556cm" svg:x2="5.123cm" svg:y2="0.856cm"><text:p/></draw:line><draw:line draw:style-name="gr11" draw:text-style-name="P37" svg:x1="6.123cm" svg:y1="0.556cm" svg:x2="6.123cm" svg:y2="0.856cm"><text:p/></draw:line><draw:line draw:style-name="gr12" draw:text-style-name="P37" svg:x1="7.123cm" svg:y1="0.556cm" svg:x2="7.123cm" svg:y2="0.856cm"><text:p/></draw:line><draw:line draw:style-name="gr11" draw:text-style-name="P37" svg:x1="8.123cm" svg:y1="0.556cm" svg:x2="8.123cm" svg:y2="0.856cm"><text:p/></draw:line><draw:frame draw:style-name="gr13" draw:text-style-name="P39" svg:width="0.251cm" svg:height="0.572cm" svg:x="0cm" svg:y="0cm"><draw:text-box><text:p text:style-name="P38"><text:span text:style-name="T24">0</text:span></text:p></draw:text-box></draw:frame><draw:frame draw:style-name="gr13" draw:text-style-name="P39" svg:width="0.251cm" svg:height="0.572cm" svg:x="4.001cm" svg:y="0cm"><draw:text-box><text:p text:style-name="P38"><text:span text:style-name="T24">1</text:span></text:p></draw:text-box></draw:frame><draw:frame draw:style-name="gr13" draw:text-style-name="P39" svg:width="0.251cm" svg:height="0.572cm" svg:x="8.001cm" svg:y="0cm"><draw:text-box><text:p text:style-name="P38"><text:span text:style-name="T24">2</text:span></text:p></draw:text-box></draw:frame></draw:g></text:p>
      <text:p text:style-name="P13"/>
      <text:p text:style-name="P13"/>
      <text:list xml:id="list144225472613558" text:continue-numbering="true" text:style-name="tfNum_20_1_29_">
        <text:list-item>
          <text:p text:style-name="tfTitre_20_1_29_">Propriété</text:p>
        </text:list-item>
      </text:list>
      <text:p text:style-name="tfCours">Prendre « <draw:frame draw:style-name="fr2" draw:name="Objet16" text:anchor-type="as-char" svg:y="-0.93cm" svg:width="0.672cm" svg:height="1.499cm" draw:z-index="31"><draw:object xlink:href="./Object 23" xlink:type="simple" xlink:show="embed" xlink:actuate="onLoad"/><draw:image xlink:href="./ObjectReplacements/Object 23" xlink:type="simple" xlink:show="embed" xlink:actuate="onLoad"/></draw:frame> de c », revient à calculer : <draw:frame draw:style-name="fr2" draw:name="Objet15" text:anchor-type="as-char" svg:y="-0.93cm" svg:width="3.358cm" svg:height="1.496cm" draw:z-index="32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/>
      <text:p text:style-name="Standard"/>
      <text:list xml:id="list144225703465696" text:continue-numbering="true" text:style-name="tfNum_20_1_29_">
        <text:list-item>
          <text:p text:style-name="tfTitre_20_1_29_">D<text:span text:style-name="T15">ans les exercices</text:span></text:p>
        </text:list-item>
      </text:list>
      <text:p text:style-name="P15"><text:span text:style-name="T7">Ex :</text:span> J’<text:span text:style-name="T4">ai mangé les </text:span><text:span text:style-name="T5">quatre</text:span><text:span text:style-name="T4"> </text:span><text:span text:style-name="T5">neuvièmes</text:span><text:span text:style-name="T4"> d’une tablette de chocolat. Sachant qu’elle contenait 18 carrés, combien de carrés ai-je mangé ?</text:span></text:p>
      <text:p text:style-name="P10"/>
      <text:p text:style-name="P15"><text:span text:style-name="T4">Le nombre de carrés mangés est : </text:span><text:span text:style-name="T4"><draw:frame draw:style-name="fr2" draw:name="Objet14" text:anchor-type="as-char" svg:y="-0.93cm" svg:width="9.44cm" svg:height="1.496cm" draw:z-index="23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5"><draw:frame text:anchor-type="paragraph" draw:z-index="24" draw:style-name="gr8" draw:text-style-name="P34" svg:width="4.001cm" svg:height="3.001cm" svg:x="10.753cm" svg:y="2.33cm"><draw:text-box><text:p><text:span text:style-name="T23">p62: 1, 7</text:span></text:p><text:p><text:span text:style-name="T23"/></text:p><text:p><text:span text:style-name="T23">scratch</text:span></text:p><text:p><text:span text:style-name="T23">p75: 4</text:span></text:p></draw:text-box></draw:frame><draw:frame text:anchor-type="paragraph" draw:z-index="22" draw:style-name="gr7" draw:text-style-name="P34" svg:width="4.001cm" svg:height="3.001cm" svg:x="14.998cm" svg:y="2.33cm"><draw:text-box><text:p><text:span text:style-name="T23">pb concrets</text:span></text:p><text:p><text:span text:style-name="T23">p63: 8, 9</text:span></text:p><text:p><text:span text:style-name="T23">p68: 50, 53</text:span></text:p><text:p><text:span text:style-name="T23">p70: 74</text:span></text:p></draw:text-box></draw:frame>J’ai donc mangé <text:span text:style-name="T19">8</text:span> carr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OpenSymbol1" svg:font-family="OpenSymbo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08T23:52:13.86</meta:creation-date>
    <meta:editing-duration>PT8H38M15S</meta:editing-duration>
    <meta:editing-cycles>49</meta:editing-cycles>
    <meta:generator>LibreOffice/5.3.7.2$Windows_X86_64 LibreOffice_project/6b8ed514a9f8b44d37a1b96673cbbdd077e24059</meta:generator>
    <meta:initial-creator>Véronique et Thibaud FONTANET</meta:initial-creator>
    <dc:date>2018-04-27T14:42:24.096000000</dc:date>
    <meta:document-statistic meta:table-count="1" meta:image-count="0" meta:object-count="31" meta:page-count="7" meta:paragraph-count="83" meta:word-count="654" meta:character-count="3430" meta:non-whitespace-character-count="2841"/>
  </office:meta>
</office:document-meta>
</file>

<file path=Object 1/content.xml><?xml version="1.0" encoding="utf-8"?>
<math xmlns="http://www.w3.org/1998/Math/MathML">
  <semantics>
    <mfrac>
      <mn>5</mn>
      <mn>3</mn>
    </mfrac>
    <annotation encoding="StarMath 5.0">{5} over {3}</annotation>
  </semantics>
</math>
</file>

<file path=Object 10/content.xml><?xml version="1.0" encoding="utf-8"?>
<math xmlns="http://www.w3.org/1998/Math/MathML">
  <semantics>
    <mrow>
      <mfrac>
        <mn>42</mn>
        <mn>14</mn>
      </mfrac>
      <mi mathvariant="normal">=</mi>
      <mstyle color="black">
        <mrow>
          <mrow>
            <mrow>
              <mrow>
                <mrow>
                  <mfrac>
                    <mrow>
                      <mn>2</mn>
                      <mi mathvariant="normal">×</mi>
                      <mn>21</mn>
                    </mrow>
                    <mrow>
                      <mn>2</mn>
                      <mi mathvariant="normal">×</mi>
                      <mn>7</mn>
                    </mrow>
                  </mfrac>
                  <mi mathvariant="normal">=</mi>
                  <mfrac>
                    <mn>21</mn>
                    <mn>7</mn>
                  </mfrac>
                </mrow>
                <mi mathvariant="normal">=</mi>
                <mfrac>
                  <mrow>
                    <mn>7</mn>
                    <mi mathvariant="normal">×</mi>
                    <mn>3</mn>
                  </mrow>
                  <mrow>
                    <mn>7</mn>
                    <mi mathvariant="normal">×</mi>
                    <mn>1</mn>
                  </mrow>
                </mfrac>
              </mrow>
              <mi mathvariant="normal">=</mi>
              <mfrac>
                <mn>3</mn>
                <mn>1</mn>
              </mfrac>
            </mrow>
            <mi mathvariant="normal">=</mi>
            <mn>3</mn>
          </mrow>
        </mrow>
      </mstyle>
    </mrow>
    <annotation encoding="StarMath 5.0">{42} over {14}=color black {{{2} times {21}} over {{2} times {7}}={21} over {7}={{7} times {3}} over {{7} times {1}}={3} over {1}= 3}</annotation>
  </semantics>
</math>
</file>

<file path=Object 11/content.xml><?xml version="1.0" encoding="utf-8"?>
<math xmlns="http://www.w3.org/1998/Math/MathML" display="block">
  <semantics>
    <mfrac>
      <mn>4</mn>
      <mn>6,4</mn>
    </mfrac>
    <annotation encoding="StarMath 5.0">{4} over {6,4}</annotation>
  </semantics>
</math>
</file>

<file path=Object 12/content.xml><?xml version="1.0" encoding="utf-8"?>
<math xmlns="http://www.w3.org/1998/Math/MathML" display="block">
  <semantics>
    <mrow>
      <mfrac>
        <mn>4</mn>
        <mn>6,4</mn>
      </mfrac>
      <mo stretchy="false">=</mo>
      <mstyle color="black">
        <mrow>
          <mfrac>
            <mrow>
              <mn>4</mn>
              <mo stretchy="false">×</mo>
              <mn>10</mn>
            </mrow>
            <mrow>
              <mn>6,4</mn>
              <mo stretchy="false">×</mo>
              <mn>10</mn>
            </mrow>
          </mfrac>
          <mo stretchy="false">=</mo>
          <mfrac>
            <mn>40</mn>
            <mn>64</mn>
          </mfrac>
          <mo stretchy="false">=</mo>
          <mfrac>
            <mrow>
              <mn>8</mn>
              <mo stretchy="false">×</mo>
              <mn>5</mn>
            </mrow>
            <mrow>
              <mn>8</mn>
              <mo stretchy="false">×</mo>
              <mn>8</mn>
            </mrow>
          </mfrac>
          <mo stretchy="false">=</mo>
          <mfrac>
            <mn>5</mn>
            <mn>8</mn>
          </mfrac>
        </mrow>
      </mstyle>
    </mrow>
    <annotation encoding="StarMath 5.0">{4} over {6,4}=color black {{{4} times {10}} over {{6,4} times {10}}={40} over {64}={{8} times {5}} over {{8} times {8}}={5} over {8}}</annotation>
  </semantics>
</math>
</file>

<file path=Object 13/content.xml><?xml version="1.0" encoding="utf-8"?>
<math xmlns="http://www.w3.org/1998/Math/MathML" display="block">
  <semantics>
    <mrow>
      <mfrac>
        <mn>11</mn>
        <mn>12</mn>
      </mfrac>
      <mstyle mathvariant="normal">
        <mi mathvariant="normal">;</mi>
      </mstyle>
      <mfrac>
        <mn>1</mn>
        <mn>12</mn>
      </mfrac>
      <mstyle mathvariant="normal">
        <mi mathvariant="normal">;</mi>
      </mstyle>
      <mfrac>
        <mn>41</mn>
        <mn>12</mn>
      </mfrac>
      <mstyle mathvariant="normal">
        <mi mathvariant="normal">;</mi>
      </mstyle>
      <mfrac>
        <mn>7</mn>
        <mn>12</mn>
      </mfrac>
    </mrow>
    <annotation encoding="StarMath 5.0">{11} over {12}  nitalic;  {1} over {12}  nitalic;  {41} over {12}  nitalic;  {7} over {12}</annotation>
  </semantics>
</math>
</file>

<file path=Object 14/content.xml><?xml version="1.0" encoding="utf-8"?>
<math xmlns="http://www.w3.org/1998/Math/MathML" display="block">
  <semantics>
    <mstyle color="black">
      <mrow>
        <mfrac>
          <mn>1</mn>
          <mn>12</mn>
        </mfrac>
        <mo stretchy="false">&lt;</mo>
        <mfrac>
          <mn>7</mn>
          <mn>12</mn>
        </mfrac>
        <mo stretchy="false">&lt;</mo>
        <mfrac>
          <mn>11</mn>
          <mn>12</mn>
        </mfrac>
        <mo stretchy="false">&lt;</mo>
        <mfrac>
          <mn>41</mn>
          <mn>12</mn>
        </mfrac>
      </mrow>
    </mstyle>
    <annotation encoding="StarMath 5.0">color black {{1} over 12 &lt; {7} over 12 &lt; {11} over 12 &lt; {41} over 12 }</annotation>
  </semantics>
</math>
</file>

<file path=Object 15/content.xml><?xml version="1.0" encoding="utf-8"?>
<math xmlns="http://www.w3.org/1998/Math/MathML" display="block">
  <semantics>
    <mrow>
      <mfrac>
        <mn>11</mn>
        <mn>6</mn>
      </mfrac>
      <mstyle mathvariant="normal">
        <mi mathvariant="normal">;</mi>
      </mstyle>
      <mfrac>
        <mn>3</mn>
        <mn>2</mn>
      </mfrac>
      <mstyle mathvariant="normal">
        <mi mathvariant="normal">;</mi>
      </mstyle>
      <mfrac>
        <mn>5</mn>
        <mn>6</mn>
      </mfrac>
      <mstyle mathvariant="normal">
        <mi mathvariant="normal">;</mi>
      </mstyle>
      <mfrac>
        <mn>17</mn>
        <mn>12</mn>
      </mfrac>
    </mrow>
    <annotation encoding="StarMath 5.0">{11} over {6} nitalic; {3} over {2} nitalic; {5} over {6} nitalic; {17} over {12}</annotation>
  </semantics>
</math>
</file>

<file path=Object 16/content.xml><?xml version="1.0" encoding="utf-8"?>
<math xmlns="http://www.w3.org/1998/Math/MathML" display="block">
  <semantics>
    <mrow>
      <mfrac>
        <mn>11</mn>
        <mn>6</mn>
      </mfrac>
      <mo stretchy="false">=</mo>
      <mstyle color="black">
        <mrow>
          <mfrac>
            <mrow>
              <mn>11</mn>
              <mo stretchy="false">×</mo>
              <mn>2</mn>
            </mrow>
            <mrow>
              <mn>6</mn>
              <mo stretchy="false">×</mo>
              <mn>2</mn>
            </mrow>
          </mfrac>
          <mo stretchy="false">=</mo>
          <mfrac>
            <mn>22</mn>
            <mn>12</mn>
          </mfrac>
        </mrow>
      </mstyle>
    </mrow>
    <annotation encoding="StarMath 5.0">{11} over {6}=color black {{{11} times {2}} over {{6} times {2}}={22} over {12}}</annotation>
  </semantics>
</math>
</file>

<file path=Object 17/content.xml><?xml version="1.0" encoding="utf-8"?>
<math xmlns="http://www.w3.org/1998/Math/MathML" display="block">
  <semantics>
    <mrow>
      <mfrac>
        <mn>3</mn>
        <mn>2</mn>
      </mfrac>
      <mo stretchy="false">=</mo>
      <mstyle color="black">
        <mrow>
          <mfrac>
            <mrow>
              <mn>3</mn>
              <mo stretchy="false">×</mo>
              <mn>6</mn>
            </mrow>
            <mrow>
              <mn>2</mn>
              <mo stretchy="false">×</mo>
              <mn>6</mn>
            </mrow>
          </mfrac>
          <mo stretchy="false">=</mo>
          <mfrac>
            <mn>18</mn>
            <mn>12</mn>
          </mfrac>
        </mrow>
      </mstyle>
    </mrow>
    <annotation encoding="StarMath 5.0">{3} over {2}=color black {{{3} times {6}} over {{2} times {6}}={18} over {12}}</annotation>
  </semantics>
</math>
</file>

<file path=Object 18/content.xml><?xml version="1.0" encoding="utf-8"?>
<math xmlns="http://www.w3.org/1998/Math/MathML" display="block">
  <semantics>
    <mrow>
      <mfrac>
        <mn>5</mn>
        <mn>6</mn>
      </mfrac>
      <mo stretchy="false">=</mo>
      <mstyle color="black">
        <mrow>
          <mfrac>
            <mrow>
              <mn>5</mn>
              <mo stretchy="false">×</mo>
              <mn>2</mn>
            </mrow>
            <mrow>
              <mn>6</mn>
              <mo stretchy="false">×</mo>
              <mn>2</mn>
            </mrow>
          </mfrac>
          <mo stretchy="false">=</mo>
          <mfrac>
            <mn>10</mn>
            <mn>12</mn>
          </mfrac>
        </mrow>
      </mstyle>
    </mrow>
    <annotation encoding="StarMath 5.0">{5} over {6}=color black {{{5} times {2}} over {{6} times {2}}={10} over {12}}</annotation>
  </semantics>
</math>
</file>

<file path=Object 19/content.xml><?xml version="1.0" encoding="utf-8"?>
<math xmlns="http://www.w3.org/1998/Math/MathML" display="block">
  <semantics>
    <mstyle color="black">
      <mrow>
        <mfrac>
          <mn>10</mn>
          <mn>12</mn>
        </mfrac>
        <mo stretchy="false">&lt;</mo>
        <mfrac>
          <mn>17</mn>
          <mn>12</mn>
        </mfrac>
        <mo stretchy="false">&lt;</mo>
        <mfrac>
          <mn>18</mn>
          <mn>12</mn>
        </mfrac>
        <mo stretchy="false">&lt;</mo>
        <mfrac>
          <mn>22</mn>
          <mn>12</mn>
        </mfrac>
      </mrow>
    </mstyle>
    <annotation encoding="StarMath 5.0">color black {{10} over {12}&lt;{17} over {12}&lt;{18} over {12}&lt;{22} over {12}}</annotation>
  </semantics>
</math>
</file>

<file path=Object 2/content.xml><?xml version="1.0" encoding="utf-8"?>
<math xmlns="http://www.w3.org/1998/Math/MathML">
  <semantics>
    <mfrac>
      <mn>2,5</mn>
      <mn>3</mn>
    </mfrac>
    <annotation encoding="StarMath 5.0">{2,5} over {3}</annotation>
  </semantics>
</math>
</file>

<file path=Object 20/content.xml><?xml version="1.0" encoding="utf-8"?>
<math xmlns="http://www.w3.org/1998/Math/MathML" display="block">
  <semantics>
    <mstyle color="black">
      <mrow>
        <mfrac>
          <mn>5</mn>
          <mn>6</mn>
        </mfrac>
        <mo stretchy="false">&lt;</mo>
        <mfrac>
          <mn>17</mn>
          <mn>12</mn>
        </mfrac>
        <mo stretchy="false">&lt;</mo>
        <mfrac>
          <mn>3</mn>
          <mn>2</mn>
        </mfrac>
        <mo stretchy="false">&lt;</mo>
        <mfrac>
          <mn>11</mn>
          <mn>6</mn>
        </mfrac>
      </mrow>
    </mstyle>
    <annotation encoding="StarMath 5.0">color black {{5} over {6}&lt;{17} over {12}&lt;{3} over {2}&lt;{11} over {6}}</annotation>
  </semantics>
</math>
</file>

<file path=Object 21/content.xml><?xml version="1.0" encoding="utf-8"?>
<math xmlns="http://www.w3.org/1998/Math/MathML" display="block">
  <semantics>
    <mstyle color="black">
      <mrow>
        <mrow>
          <mfrac>
            <mn>4</mn>
            <mn>9</mn>
          </mfrac>
          <mo stretchy="false">×</mo>
          <mn>18</mn>
        </mrow>
        <mo stretchy="false">=</mo>
        <mstyle color="black">
          <mrow>
            <mfrac>
              <mrow>
                <mn>4</mn>
                <mo stretchy="false">×</mo>
                <mn>18</mn>
              </mrow>
              <mn>9</mn>
            </mfrac>
            <mo stretchy="false">=</mo>
            <mfrac>
              <mrow>
                <mn>4</mn>
                <mo stretchy="false">×</mo>
                <mn>2</mn>
                <mo stretchy="false">×</mo>
                <mn>9</mn>
              </mrow>
              <mn>9</mn>
            </mfrac>
            <mo stretchy="false">=</mo>
            <mfrac>
              <mrow>
                <mn>4</mn>
                <mo stretchy="false">×</mo>
                <mn>2</mn>
              </mrow>
              <mn>1</mn>
            </mfrac>
            <mo stretchy="false">=</mo>
            <mn>8</mn>
          </mrow>
        </mstyle>
      </mrow>
    </mstyle>
    <annotation encoding="StarMath 5.0">color black {{4}over{9} times {18}=color black {{{4} times {18}}over{9}={{4} times {2} times {9}}over{9}={4 times 2} over 1=8}}</annotation>
  </semantics>
</math>
</file>

<file path=Object 22/content.xml><?xml version="1.0" encoding="utf-8"?>
<math xmlns="http://www.w3.org/1998/Math/MathML" display="block">
  <semantics>
    <mrow>
      <mrow>
        <mfrac>
          <mi>a</mi>
          <mi>b</mi>
        </mfrac>
        <mo stretchy="false">×</mo>
        <mi>c</mi>
      </mrow>
      <mo stretchy="false">=</mo>
      <mfrac>
        <mrow>
          <mi>a</mi>
          <mo stretchy="false">×</mo>
          <mi>c</mi>
        </mrow>
        <mi>b</mi>
      </mfrac>
    </mrow>
    <annotation encoding="StarMath 5.0">{{a}over{b}} times c = {a times c}over{b}</annotation>
  </semantics>
</math>
</file>

<file path=Object 23/content.xml><?xml version="1.0" encoding="utf-8"?>
<math xmlns="http://www.w3.org/1998/Math/MathML" display="block">
  <semantics>
    <mfrac>
      <mi>a</mi>
      <mi>b</mi>
    </mfrac>
    <annotation encoding="StarMath 5.0">{a}over{b}</annotation>
  </semantics>
</math>
</file>

<file path=Object 24/content.xml><?xml version="1.0" encoding="utf-8"?>
<math xmlns="http://www.w3.org/1998/Math/MathML" display="block">
  <semantics>
    <mstyle color="black">
      <mrow>
        <mrow>
          <mn>3</mn>
          <mo stretchy="false">×</mo>
          <mfrac>
            <mn>2</mn>
            <mn>5</mn>
          </mfrac>
        </mrow>
        <mo stretchy="false">=</mo>
        <mrow>
          <mfrac>
            <mn>2</mn>
            <mn>5</mn>
          </mfrac>
          <mo stretchy="false">+</mo>
          <mfrac>
            <mn>2</mn>
            <mn>5</mn>
          </mfrac>
          <mo stretchy="false">+</mo>
          <mfrac>
            <mn>2</mn>
            <mn>5</mn>
          </mfrac>
        </mrow>
        <mo stretchy="false">=</mo>
        <mfrac>
          <mrow>
            <mn>2</mn>
            <mo stretchy="false">+</mo>
            <mn>2</mn>
            <mo stretchy="false">+</mo>
            <mn>2</mn>
          </mrow>
          <mn>5</mn>
        </mfrac>
        <mo stretchy="false">=</mo>
        <mfrac>
          <mrow>
            <mn>3</mn>
            <mo stretchy="false">×</mo>
            <mn>2</mn>
          </mrow>
          <mn>5</mn>
        </mfrac>
      </mrow>
    </mstyle>
    <annotation encoding="StarMath 5.0">color black {{3} times {{2}over{5}}={2}over{5}+{2}over{5}+{2}over{5}={{2}+{2}+{2}}over{5}={{3} times {2}}over{5}}</annotation>
  </semantics>
</math>
</file>

<file path=Object 26/content.xml><?xml version="1.0" encoding="utf-8"?>
<math xmlns="http://www.w3.org/1998/Math/MathML" display="block">
  <semantics>
    <mstyle color="black">
      <mrow>
        <mo fence="true" stretchy="true">(</mo>
        <mrow>
          <mrow>
            <mtext/>
            <mo stretchy="false">=</mo>
            <mfrac>
              <mn>6</mn>
              <mn>5</mn>
            </mfrac>
            <mo stretchy="false">=</mo>
            <mn>1,2</mn>
          </mrow>
        </mrow>
        <mo fence="true" stretchy="true">)</mo>
      </mrow>
    </mstyle>
    <annotation encoding="StarMath 5.0">color black { left(""= {6}over{5} ={1,2} right)}</annotation>
  </semantics>
</math>
</file>

<file path=Object 27/content.xml><?xml version="1.0" encoding="utf-8"?>
<math xmlns="http://www.w3.org/1998/Math/MathML" display="block">
  <semantics>
    <mstyle color="black">
      <mrow>
        <mrow>
          <mfrac>
            <mn>3</mn>
            <mn>4</mn>
          </mfrac>
          <mo stretchy="false">×</mo>
          <mn>2</mn>
        </mrow>
        <mo stretchy="false">=</mo>
        <mrow>
          <mn>2</mn>
          <mo stretchy="false">×</mo>
          <mfrac>
            <mn>3</mn>
            <mn>4</mn>
          </mfrac>
        </mrow>
        <mo stretchy="false">=</mo>
        <mrow>
          <mfrac>
            <mn>3</mn>
            <mn>4</mn>
          </mfrac>
          <mo stretchy="false">+</mo>
          <mfrac>
            <mn>3</mn>
            <mn>4</mn>
          </mfrac>
        </mrow>
        <mo stretchy="false">=</mo>
        <mfrac>
          <mrow>
            <mn>3</mn>
            <mo stretchy="false">+</mo>
            <mn>3</mn>
          </mrow>
          <mn>4</mn>
        </mfrac>
        <mo stretchy="false">=</mo>
        <mfrac>
          <mrow>
            <mn>3</mn>
            <mo stretchy="false">×</mo>
            <mn>2</mn>
          </mrow>
          <mn>4</mn>
        </mfrac>
      </mrow>
    </mstyle>
    <annotation encoding="StarMath 5.0">color black {{{3}over{4}} times {2}={2} times {{3}over{4}}={3}over{4}+{3}over{4}={{3}+{3}}over{4}={{3} times {2}}over{4}}</annotation>
  </semantics>
</math>
</file>

<file path=Object 29/content.xml><?xml version="1.0" encoding="utf-8"?>
<math xmlns="http://www.w3.org/1998/Math/MathML" display="block">
  <semantics>
    <mstyle color="black">
      <mrow>
        <mo fence="true" stretchy="true">(</mo>
        <mrow>
          <mrow>
            <mtext/>
            <mo stretchy="false">=</mo>
            <mfrac>
              <mn>6</mn>
              <mn>4</mn>
            </mfrac>
            <mo stretchy="false">=</mo>
            <mfrac>
              <mn>3</mn>
              <mn>2</mn>
            </mfrac>
            <mo stretchy="false">=</mo>
            <mn>1,5</mn>
          </mrow>
        </mrow>
        <mo fence="true" stretchy="true">)</mo>
      </mrow>
    </mstyle>
    <annotation encoding="StarMath 5.0">color black { left(""={6}over{4}={3}over{2}={1,5} right)}</annotation>
  </semantics>
</math>
</file>

<file path=Object 3/content.xml><?xml version="1.0" encoding="utf-8"?>
<math xmlns="http://www.w3.org/1998/Math/MathML">
  <semantics>
    <mfrac>
      <mn>2</mn>
      <mn>0</mn>
    </mfrac>
    <annotation encoding="StarMath 5.0">{2} over {0}</annotation>
  </semantics>
</math>
</file>

<file path=Object 31/content.xml><?xml version="1.0" encoding="utf-8"?>
<math xmlns="http://www.w3.org/1998/Math/MathML" display="block">
  <semantics>
    <mrow>
      <mrow>
        <mfrac>
          <mn>41</mn>
          <mn>12</mn>
        </mfrac>
        <mo stretchy="false">+</mo>
        <mfrac>
          <mn>7</mn>
          <mn>12</mn>
        </mfrac>
      </mrow>
      <mo stretchy="false">=</mo>
      <mstyle color="black">
        <mrow>
          <mfrac>
            <mn>48</mn>
            <mn>12</mn>
          </mfrac>
          <mo stretchy="false">=</mo>
          <mfrac>
            <mrow>
              <mn>4</mn>
              <mo stretchy="false">×</mo>
              <mn>12</mn>
            </mrow>
            <mrow>
              <mn>1</mn>
              <mo stretchy="false">×</mo>
              <mn>12</mn>
            </mrow>
          </mfrac>
          <mo stretchy="false">=</mo>
          <mn>4</mn>
        </mrow>
      </mstyle>
    </mrow>
    <annotation encoding="StarMath 5.0">{41} over {12}+{7} over {12}=color black {{48} over {12}={{4} times {12}} over {{1} times {12}}={4}}</annotation>
  </semantics>
</math>
</file>

<file path=Object 32/content.xml><?xml version="1.0" encoding="utf-8"?>
<math xmlns="http://www.w3.org/1998/Math/MathML" display="block">
  <semantics>
    <mrow>
      <mfrac>
        <mn>1</mn>
        <mn>2</mn>
      </mfrac>
      <mi>–</mi>
      <mrow>
        <mfrac>
          <mn>1</mn>
          <mn>4</mn>
        </mfrac>
        <mo stretchy="false">=</mo>
        <mstyle color="black">
          <mrow>
            <mfrac>
              <mn>2</mn>
              <mn>4</mn>
            </mfrac>
            <mi>–</mi>
            <mrow>
              <mfrac>
                <mn>1</mn>
                <mn>4</mn>
              </mfrac>
              <mo stretchy="false">=</mo>
              <mfrac>
                <mn>1</mn>
                <mn>4</mn>
              </mfrac>
            </mrow>
          </mrow>
        </mstyle>
      </mrow>
    </mrow>
    <annotation encoding="StarMath 5.0">{1} over {2}–{1} over {4}=color black {{2} over {4}–{1} over {4}={1} over {4}}</annotation>
  </semantics>
</math>
</file>

<file path=Object 33/content.xml><?xml version="1.0" encoding="utf-8"?>
<math xmlns="http://www.w3.org/1998/Math/MathML" display="block">
  <semantics>
    <mrow>
      <mi>A</mi>
      <mo stretchy="false">=</mo>
      <mrow>
        <mfrac>
          <mn>12</mn>
          <mn>18</mn>
        </mfrac>
        <mo stretchy="false">+</mo>
        <mfrac>
          <mn>90</mn>
          <mn>180</mn>
        </mfrac>
      </mrow>
      <mo stretchy="false">=</mo>
      <mstyle color="black">
        <mrow>
          <mrow>
            <mfrac>
              <mn>12</mn>
              <mn>18</mn>
            </mfrac>
            <mo stretchy="false">+</mo>
            <mfrac>
              <mn>9</mn>
              <mn>18</mn>
            </mfrac>
          </mrow>
          <mo stretchy="false">=</mo>
          <mrow>
            <mfrac>
              <mrow>
                <mn>4</mn>
                <mo stretchy="false">×</mo>
                <mn>3</mn>
              </mrow>
              <mrow>
                <mn>6</mn>
                <mo stretchy="false">×</mo>
                <mn>3</mn>
              </mrow>
            </mfrac>
            <mo stretchy="false">+</mo>
            <mfrac>
              <mrow>
                <mn>3</mn>
                <mo stretchy="false">×</mo>
                <mn>3</mn>
              </mrow>
              <mrow>
                <mn>6</mn>
                <mo stretchy="false">×</mo>
                <mn>3</mn>
              </mrow>
            </mfrac>
          </mrow>
          <mo stretchy="false">=</mo>
          <mrow>
            <mfrac>
              <mn>4</mn>
              <mn>6</mn>
            </mfrac>
            <mo stretchy="false">+</mo>
            <mfrac>
              <mn>3</mn>
              <mn>6</mn>
            </mfrac>
          </mrow>
          <mo stretchy="false">=</mo>
          <mfrac>
            <mn>7</mn>
            <mn>6</mn>
          </mfrac>
        </mrow>
      </mstyle>
    </mrow>
    <annotation encoding="StarMath 5.0">A={12} over {18}+{90} over {180}=color black {{12} over {18}+{9} over {18}={{4} times {3}} over {{6} times {3}}+{{3} times {3}} over {{6} times {3}}={4} over {6}+{3} over {6}={7} over {6}}</annotation>
  </semantics>
</math>
</file>

<file path=Object 4/content.xml><?xml version="1.0" encoding="utf-8"?>
<math xmlns="http://www.w3.org/1998/Math/MathML">
  <semantics>
    <mfrac>
      <mstyle color="black">
        <mrow>
          <mn>1</mn>
        </mrow>
      </mstyle>
      <mstyle color="black">
        <mrow>
          <mn>3</mn>
        </mrow>
      </mstyle>
    </mfrac>
    <annotation encoding="StarMath 5.0">color black {1} over color black {3}</annotation>
  </semantics>
</math>
</file>

<file path=Object 40/content.xml><?xml version="1.0" encoding="utf-8"?>
<math xmlns="http://www.w3.org/1998/Math/MathML" display="block">
  <semantics>
    <mrow>
      <mrow>
        <mfrac>
          <mn>1</mn>
          <mn>4</mn>
        </mfrac>
        <mo stretchy="false">+</mo>
        <mfrac>
          <mn>1</mn>
          <mn>2</mn>
        </mfrac>
      </mrow>
      <mo stretchy="false">=</mo>
      <mstyle color="black">
        <mfrac>
          <mn>3</mn>
          <mn>4</mn>
        </mfrac>
      </mstyle>
    </mrow>
    <annotation encoding="StarMath 5.0">{1} over {4}+{1} over {2} = color black {3 over 4}</annotation>
  </semantics>
</math>
</file>

<file path=Object 44/content.xml><?xml version="1.0" encoding="utf-8"?>
<math xmlns="http://www.w3.org/1998/Math/MathML">
  <semantics>
    <mrow>
      <mfrac>
        <mn>2</mn>
        <mn>4</mn>
      </mfrac>
      <mi mathvariant="normal">=</mi>
      <mstyle color="black">
        <mrow>
          <mrow>
            <mfrac>
              <mrow>
                <mn>2</mn>
                <mi mathvariant="normal">×</mi>
                <mn>2</mn>
              </mrow>
              <mrow>
                <mn>4</mn>
                <mi mathvariant="normal">×</mi>
                <mn>2</mn>
              </mrow>
            </mfrac>
            <mi mathvariant="normal">=</mi>
            <mfrac>
              <mn>4</mn>
              <mn>8</mn>
            </mfrac>
          </mrow>
        </mrow>
      </mstyle>
    </mrow>
    <annotation encoding="StarMath 5.0">{2} over {4}= color black {{{2} times {2}} over {{4} times {2}}={4} over {8}}</annotation>
  </semantics>
</math>
</file>

<file path=Object 5/content.xml><?xml version="1.0" encoding="utf-8"?>
<math xmlns="http://www.w3.org/1998/Math/MathML">
  <semantics>
    <mrow>
      <mrow>
        <mfrac>
          <mn>1</mn>
          <mn>4</mn>
        </mfrac>
        <mi mathvariant="normal">×</mi>
        <mfrac>
          <mn>1</mn>
          <mn>4</mn>
        </mfrac>
      </mrow>
      <mi mathvariant="normal">=</mi>
      <mstyle color="black">
        <mrow>
          <mfrac>
            <mn>1</mn>
            <mn>16</mn>
          </mfrac>
        </mrow>
      </mstyle>
    </mrow>
    <annotation encoding="StarMath 5.0">{1 over 4}  times  {1 over 4} = color black {1 over 16}</annotation>
  </semantics>
</math>
</file>

<file path=Object 7/content.xml><?xml version="1.0" encoding="utf-8"?>
<math xmlns="http://www.w3.org/1998/Math/MathML">
  <semantics>
    <mfrac>
      <mn>30</mn>
      <mn>42</mn>
    </mfrac>
    <annotation encoding="StarMath 5.0">{30} over {42}</annotation>
  </semantics>
</math>
</file>

<file path=Object 8/content.xml><?xml version="1.0" encoding="utf-8"?>
<math xmlns="http://www.w3.org/1998/Math/MathML">
  <semantics>
    <mrow>
      <mfrac>
        <mn>30</mn>
        <mn>42</mn>
      </mfrac>
      <mi mathvariant="normal">=</mi>
      <mstyle color="black">
        <mrow>
          <mrow>
            <mrow>
              <mrow>
                <mfrac>
                  <mrow>
                    <mn>2</mn>
                    <mi mathvariant="normal">×</mi>
                    <mn>15</mn>
                  </mrow>
                  <mrow>
                    <mn>2</mn>
                    <mi mathvariant="normal">×</mi>
                    <mn>21</mn>
                  </mrow>
                </mfrac>
                <mi mathvariant="normal">=</mi>
                <mfrac>
                  <mn>15</mn>
                  <mn>21</mn>
                </mfrac>
              </mrow>
              <mi mathvariant="normal">=</mi>
              <mfrac>
                <mrow>
                  <mn>5</mn>
                  <mi mathvariant="normal">×</mi>
                  <mn>3</mn>
                </mrow>
                <mrow>
                  <mn>7</mn>
                  <mi mathvariant="normal">×</mi>
                  <mn>3</mn>
                </mrow>
              </mfrac>
            </mrow>
            <mi mathvariant="normal">=</mi>
            <mfrac>
              <mn>5</mn>
              <mn>7</mn>
            </mfrac>
          </mrow>
        </mrow>
      </mstyle>
    </mrow>
    <annotation encoding="StarMath 5.0">{30} over {42}=color black {{{2} times {15}} over {{2} times {21}}={15} over {21}={{5} times {3}} over {{7} times {3}}={5} over {7}}</annotation>
  </semantics>
</math>
</file>

<file path=Object 9/content.xml><?xml version="1.0" encoding="utf-8"?>
<math xmlns="http://www.w3.org/1998/Math/MathML">
  <semantics>
    <mfrac>
      <mn>42</mn>
      <mn>14</mn>
    </mfrac>
    <annotation encoding="StarMath 5.0">{42} over {14}</annotation>
  </semantics>
</math>
</file>